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5.436cm"/>
    </style:style>
    <style:style style:name="pr1" style:family="presentation" style:parent-style-name="harmaa2-title">
      <style:graphic-properties draw:fill-color="#ffffff" fo:min-height="1.718cm"/>
    </style:style>
    <style:style style:name="pr2" style:family="presentation" style:parent-style-name="harmaa2-subtitle">
      <style:graphic-properties draw:fill-color="#ffffff" fo:min-height="1.461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draw:auto-grow-height="true" fo:min-height="3.507cm"/>
    </style:style>
    <style:style style:name="pr5" style:family="presentation" style:parent-style-name="harmaa2-outline1">
      <style:graphic-properties draw:fill-color="#ffffff" fo:min-height="13.609cm"/>
    </style:style>
    <style:style style:name="pr6" style:family="presentation" style:parent-style-name="harmaa2-notes">
      <style:graphic-properties draw:fill-color="#ffffff" fo:min-height="12.322cm"/>
    </style:style>
    <style:style style:name="pr7" style:family="presentation" style:parent-style-name="harmaa2-title">
      <style:graphic-properties draw:fill-color="#ffffff" fo:min-height="3.256cm"/>
    </style:style>
    <style:style style:name="pr8" style:family="presentation" style:parent-style-name="harmaa2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color="#ffffff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size="32pt" style:font-size-asian="32pt" style:font-size-complex="32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2" style:family="paragraph">
      <style:paragraph-properties fo:margin-left="2.4cm" fo:margin-right="0cm" fo:text-align="justify" fo:text-indent="-0.8cm"/>
    </style:style>
    <style:style style:name="P13" style:family="paragraph">
      <style:paragraph-properties fo:margin-left="3.6cm" fo:margin-right="0cm" fo:text-align="justify" fo:text-indent="-0.6cm"/>
    </style:style>
    <style:style style:name="P14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15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6" style:family="paragraph">
      <style:paragraph-properties fo:margin-left="0cm" fo:margin-right="0cm" fo:text-indent="0cm"/>
      <style:text-properties fo:color="#b3b3b3" fo:font-family="Purisa" style:font-pitch="variable" fo:font-size="500pt" style:font-size-asian="500pt" style:font-size-complex="500pt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color="#b3b3b3" fo:font-family="Purisa" style:font-pitch="variable" fo:font-size="500pt" style:font-size-asian="500pt" style:font-size-complex="50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text-style-name="P1" draw:layer="layout" svg:width="25.199cm" svg:height="2.029cm" svg:x="1.401cm" svg:y="1.571cm" presentation:class="title" presentation:user-transformed="true">
          <draw:text-box>
            <text:p text:style-name="P1">Unts (jʊnIts)</text:p>
          </draw:text-box>
        </draw:frame>
        <draw:frame presentation:style-name="pr2" draw:text-style-name="P3" draw:layer="layout" svg:width="21.6cm" svg:height="1.461cm" svg:x="1.9cm" svg:y="10.239cm" presentation:class="subtitle" presentation:user-transformed="true">
          <draw:text-box>
            <text:p text:style-name="P2"><text:span text:style-name="T1">Unts: an applied exploration of emergence</text:span></text:p>
          </draw:text-box>
        </draw:frame>
        <draw:line draw:style-name="gr1" draw:text-style-name="P4" draw:layer="layout" svg:x1="1.5cm" svg:y1="11.6cm" svg:x2="26.5cm" svg:y2="11.6cm">
          <text:p text:style-name="P1"/>
        </draw:line>
        <draw:frame draw:style-name="gr2" draw:text-style-name="P5" draw:layer="layout" svg:width="3.5cm" svg:height="1.038cm" svg:x="22.9cm" svg:y="11.4cm">
          <draw:text-box>
            <text:p text:style-name="P1"><text:span text:style-name="T1">Neil Tallim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Project overview review</text:p>
          </draw:text-box>
        </draw:frame>
        <draw:frame presentation:style-name="pr5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7">Goal: creating a system based on ant colonies that included reproduction, expansion, territorial disputes, and meancing elements</text:p>
              </text:list-item>
            </text:list>
            <text:list text:style-name="L2">
              <text:list-item>
                <text:p text:style-name="P7">Inspiration: NetLogo's gathering simulation and the in-class-presented predator-prey model with the circles and the Cantina and the hiding</text:p>
              </text:list-item>
            </text:list>
            <text:list text:style-name="L2">
              <text:list-item>
                <text:p text:style-name="P7">Emphasis: learning how emergent elements work together in an interesting and fun project to better understand the concepts at play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2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Current status</text:p>
          </draw:text-box>
        </draw:frame>
        <draw:frame presentation:style-name="pr5" draw:text-style-name="P8" draw:layer="layout" svg:width="25.199cm" svg:height="15.007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Implementation: custom engine, using breve for rendering</text:span></text:p>
              </text:list-item>
            </text:list>
            <text:list text:style-name="L2">
              <text:list-item>
                <text:p text:style-name="P7"><text:span text:style-name="T2">Functionality: all planned simulation features are complete</text:span></text:p>
              </text:list-item>
            </text:list>
            <text:list text:style-name="L2">
              <text:list-item>
                <text:p text:style-name="P7"><text:span text:style-name="T2">Availability: GPLv2</text:span><text:span text:style-name="T2"><text:line-break/></text:span><text:span text:style-name="T3">http://hamsterx.homelinux.org/svn/CPSC565/term_project/</text:span></text:p>
              </text:list-item>
            </text:list>
            <text:list text:style-name="L2">
              <text:list-item>
                <text:p text:style-name="P7"><text:span text:style-name="T2">Maturity: the code's a little ugly (optimization hacks and legacy design) and slow, but it's extensible and fully documented, making it a viable basis for another project</text:span>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3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Feature review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3">Seven types of agents organized into two groups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Unts</text:span><text:span text:style-name="T5">, the ant-like agents that the system focuses on</text:span><text:span text:style-name="T6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Architects</text:span><text:span text:style-name="T8"> find sites to build hills to expand the colon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Builders</text:span><text:span text:style-name="T8"> build hills and provide an initial worker/warrior complem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Warriors</text:span><text:span text:style-name="T8"> protect workers and prevent invasions into a colony's territ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Workers</text:span><text:span text:style-name="T8"> gather resources to allow their colonies to thriv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Threats</text:span><text:span text:style-name="T5">, the spider-like things that eat unts</text:span><text:span text:style-name="T3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Predators</text:span><text:span text:style-name="T8">, like other threats, eat unts they encounter, but do nothing el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Hunters</text:span><text:span text:style-name="T8"> drop pheromones to lure worker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Stalkers</text:span><text:span text:style-name="T8"> follow pheromones to find work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4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Feature review, continued</text:p>
          </draw:text-box>
        </draw:frame>
        <draw:frame presentation:style-name="pr5" draw:text-style-name="P14" draw:layer="layout" svg:width="25.199cm" svg:height="13.609cm" svg:x="1.4cm" svg:y="4.914cm" presentation:class="outline">
          <draw:text-box>
            <text:list text:style-name="L2">
              <text:list-item>
                <text:p text:style-name="P7"><text:span text:style-name="T9">Three classes of object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4">Hills</text:span><text:span text:style-name="T5"> house and produce unts, and also collect re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Two types of </text:span><text:span text:style-name="T4">resources</text:span><text:span text:style-name="T5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7">Food</text:span><text:span text:style-name="T8"> is needed for unts to survive and reprodu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Water</text:span><text:span text:style-name="T8"> is also needed for the success of unt coloni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>Two types of </text:span><text:span text:style-name="T4">obstacles</text:span><text:span text:style-name="T5">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Sponges</text:span><text:span text:style-name="T8"> absorb pheromones that pass through them, creating blind spots in agents' perceptions of the world; they impede neither 'sight' nor movem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7">Walls</text:span><text:span text:style-name="T8"> extend sponges by also interfereing with 'sight' and mov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5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3T1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Basic feature: swarming</text:p>
          </draw:text-box>
        </draw:frame>
        <draw:frame presentation:style-name="pr8" draw:text-style-name="P15" draw:layer="layout" svg:width="12.296cm" svg:height="15.918cm" svg:x="1.4cm" svg:y="4.914cm" presentation:class="outline" presentation:user-transformed="true">
          <draw:text-box>
            <text:list text:style-name="L2">
              <text:list-item>
                <text:p text:style-name="P7"><text:span text:style-name="T5">This clip shows pheromone-based swarming in action as blue's workers gather both food and water</text:span></text:p>
              </text:list-item>
            </text:list>
            <text:list text:style-name="L2">
              <text:list-item>
                <text:p text:style-name="P7"><text:span text:style-name="T5">They find the water in the upper left first, so that's where they focus</text:span></text:p>
              </text:list-item>
            </text:list>
            <text:list text:style-name="L2">
              <text:list-item>
                <text:p text:style-name="P7"><text:span text:style-name="T5">They lose cohesion when it's depleted</text:span></text:p>
              </text:list-item>
            </text:list>
            <text:list text:style-name="L2">
              <text:list-item>
                <text:p text:style-name="P7"><text:span text:style-name="T5">Those that are looking for food and go up will wander, creating inconsistency that may lead to discovery</text:span></text:p>
              </text:list-item>
            </text:list>
          </draw:text-box>
        </draw:frame>
        <draw:frame draw:style-name="standard" draw:layer="layout" svg:width="14cm" svg:height="14cm" svg:x="13.5cm" svg:y="5.5cm">
          <draw:plugin xlink:href="../swarming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5.273cm" svg:height="10.475cm" svg:x="3.157cm" svg:y="2.123cm" draw:page-number="6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3T10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Basic feature: scattering</text:p>
          </draw:text-box>
        </draw:frame>
        <draw:frame presentation:style-name="pr5" draw:text-style-name="P7" draw:layer="layout" svg:width="12.296cm" svg:height="14.681cm" svg:x="1.4cm" svg:y="4.914cm" presentation:class="outline" presentation:user-transformed="true">
          <draw:text-box>
            <text:list text:style-name="L2">
              <text:list-item>
                <text:p text:style-name="P7">In this video, a rival colony, red, has some warriors</text:p>
              </text:list-item>
            </text:list>
            <text:list text:style-name="L2">
              <text:list-item>
                <text:p text:style-name="P7">Notice how blue's workers panic when red starts to attack</text:p>
              </text:list-item>
            </text:list>
            <text:list text:style-name="L2">
              <text:list-item>
                <text:p text:style-name="P7">Also, watch how red's warriors go to the closest hill when they need to eat</text:p>
              </text:list-item>
            </text:list>
          </draw:text-box>
        </draw:frame>
        <draw:frame draw:style-name="standard" draw:layer="layout" svg:width="13.5cm" svg:height="13.5cm" svg:x="14cm" svg:y="5.5cm">
          <draw:plugin xlink:href="../scattering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5.273cm" svg:height="10.475cm" svg:x="3.157cm" svg:y="2.123cm" draw:page-number="7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3T10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Basic feature: devastation</text:p>
          </draw:text-box>
        </draw:frame>
        <draw:frame presentation:style-name="pr5" draw:text-style-name="P7" draw:layer="layout" svg:width="12.296cm" svg:height="16.049cm" svg:x="1.4cm" svg:y="4.914cm" presentation:class="outline" presentation:user-transformed="true">
          <draw:text-box>
            <text:list text:style-name="L2">
              <text:list-item>
                <text:p text:style-name="P7">This time, blue is under attack by a few threats (from dark to light, these are predators, hunters, and stalkers)</text:p>
              </text:list-item>
            </text:list>
            <text:list text:style-name="L2">
              <text:list-item>
                <text:p text:style-name="P7">Note the way that blue's workers give a wide berth to sites of attacks</text:p>
              </text:list-item>
            </text:list>
            <text:list text:style-name="L2">
              <text:list-item>
                <text:p text:style-name="P7">Without warriors, blue falls quickly and the threats multiply</text:p>
              </text:list-item>
            </text:list>
          </draw:text-box>
        </draw:frame>
        <draw:frame draw:style-name="standard" draw:layer="layout" svg:width="13.5cm" svg:height="13.5cm" svg:x="14cm" svg:y="6cm">
          <draw:plugin xlink:href="../devasta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5.273cm" svg:height="10.475cm" svg:x="3.157cm" svg:y="2.123cm" draw:page-number="8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3T10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Basic feature: protection</text:p>
          </draw:text-box>
        </draw:frame>
        <draw:frame presentation:style-name="pr5" draw:text-style-name="P7" draw:layer="layout" svg:width="12.296cm" svg:height="14.681cm" svg:x="1.4cm" svg:y="4.914cm" presentation:class="outline" presentation:user-transformed="true">
          <draw:text-box>
            <text:list text:style-name="L2">
              <text:list-item>
                <text:p text:style-name="P7">Now blue has warriors watching over its workers when the threats attack</text:p>
              </text:list-item>
            </text:list>
            <text:list text:style-name="L2">
              <text:list-item>
                <text:p text:style-name="P7">Some workers die and most warriors fall while defending them, but blue triumphs in the end</text:p>
              </text:list-item>
            </text:list>
            <text:list text:style-name="L2">
              <text:list-item>
                <text:p text:style-name="P7">Blue then creates more warriors to defend itself</text:p>
              </text:list-item>
            </text:list>
          </draw:text-box>
        </draw:frame>
        <draw:frame draw:style-name="standard" draw:layer="layout" svg:width="13.7cm" svg:height="13.6cm" svg:x="13.8cm" svg:y="5.9cm">
          <draw:plugin xlink:href="../protec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5.273cm" svg:height="10.475cm" svg:x="3.157cm" svg:y="2.123cm" draw:page-number="9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4T11">
        <office:forms form:automatic-focus="false" form:apply-design-mode="false"/>
        <draw:frame draw:style-name="standard" draw:layer="layout" svg:width="21.25cm" svg:height="21.25cm" svg:x="3.4cm" svg:y="-0.1cm">
          <draw:plugin xlink:href="../simula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5.273cm" svg:height="10.475cm" svg:x="3.157cm" svg:y="2.123cm" draw:page-number="10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Unshown macro-swarm-behaviour</text:p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Territorial defense</text:p>
              </text:list-item>
            </text:list>
            <text:list text:style-name="L2">
              <text:list-item>
                <text:list>
                  <text:list-item>
                    <text:p text:style-name="P9">Warriors will start to assemble when two colonies collide, but I have yet to find settings that make for interesting render material</text:p>
                  </text:list-item>
                </text:list>
              </text:list-item>
            </text:list>
            <text:list text:style-name="L2">
              <text:list-item>
                <text:p text:style-name="P7">Suicidal defense</text:p>
              </text:list-item>
            </text:list>
            <text:list text:style-name="L2">
              <text:list-item>
                <text:list>
                  <text:list-item>
                    <text:p text:style-name="P9">The aggressive colony didn't have enough contact with the others to have some of its workers charge at enemy warriors simply to alert its own warriors to the potential inva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1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Unexpected behaviour</text:p>
          </draw:text-box>
        </draw:frame>
        <draw:frame presentation:style-name="pr5" draw:text-style-name="P7" draw:layer="layout" svg:width="25.199cm" svg:height="14.883cm" svg:x="1.4cm" svg:y="4.914cm" presentation:class="outline" presentation:user-transformed="true">
          <draw:text-box>
            <text:list text:style-name="L2">
              <text:list-item>
                <text:p text:style-name="P7">Self-organizing distribution</text:p>
              </text:list-item>
            </text:list>
            <text:list text:style-name="L2">
              <text:list-item>
                <text:list>
                  <text:list-item>
                    <text:p text:style-name="P9">Because unts always return to the nearest hill, they have a tendency to gather at hills near more resources</text:p>
                  </text:list-item>
                </text:list>
              </text:list-item>
            </text:list>
            <text:list text:style-name="L2">
              <text:list-item>
                <text:p text:style-name="P7">Colony implosion and rebirth</text:p>
              </text:list-item>
            </text:list>
            <text:list text:style-name="L2">
              <text:list-item>
                <text:list>
                  <text:list-item>
                    <text:p text:style-name="P9">This came about because of an oversight in the math upon which the rules of the system were coded: colonies were supposed to gracefully shrink when they overpopulated, but because of a missing step, they ended up effectively disappearing. However, by the same oversight, they start rebuilding more sanely from the ground up after another cycle, despite having no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2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Summary</text:p>
          </draw:text-box>
        </draw:frame>
        <draw:frame presentation:style-name="pr5" draw:text-style-name="P7" draw:layer="layout" svg:width="25.199cm" svg:height="16.049cm" svg:x="1.4cm" svg:y="4.914cm" presentation:class="outline" presentation:user-transformed="true">
          <draw:text-box>
            <text:list text:style-name="L2">
              <text:list-item>
                <text:p text:style-name="P7">Overall, a lot was learned about practical emergence by implementing this system. And some pretty moving pictures were produced, too!</text:p>
              </text:list-item>
            </text:list>
            <text:list text:style-name="L2">
              <text:list-item>
                <text:p text:style-name="P7">While it may have been little more than a fun diversion by itself, it did provide a lot of valuable experience that should help in the creation of something meaningful in the not-too-distant future</text:p>
              </text:list-item>
            </text:list>
            <text:list text:style-name="L2">
              <text:list-item>
                <text:p text:style-name="P7">So that this system has some academic significance, it has been built to be suitable for extension by someone else, making it a reasonable basis for another student project</text:p>
              </text:list-item>
            </text:list>
          </draw:text-box>
        </draw:frame>
        <presentation:notes draw:style-name="dp2">
          <draw:page-thumbnail draw:style-name="gr3" draw:layer="layout" svg:width="15.273cm" svg:height="10.475cm" svg:x="3.157cm" svg:y="2.123cm" draw:page-number="13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5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bligatory “Questions?” slide</text:p>
          </draw:text-box>
        </draw:frame>
        <draw:frame draw:style-name="gr4" draw:text-style-name="P16" draw:layer="layout" svg:width="12cm" svg:height="27.683cm" svg:x="8.2cm" svg:y="1.3cm">
          <draw:text-box>
            <text:p text:style-name="P1"><text:span text:style-name="T10">?</text:span></text:p>
          </draw:text-box>
        </draw:frame>
        <presentation:notes draw:style-name="dp2">
          <draw:page-thumbnail draw:style-name="gr3" draw:layer="layout" svg:width="15.273cm" svg:height="10.475cm" svg:x="3.157cm" svg:y="2.123cm" draw:page-number="14" presentation:class="page"/>
          <draw:frame presentation:style-name="pr6" draw:text-style-name="P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harmaa2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4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4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499cm" presentation:class="page-number">
        <draw:text-box>
          <text:p text:style-name="P2"><text:span text:style-name="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Red HamsterX</meta:initial-creator>
    <meta:creation-date>2008-11-30T16:08:00</meta:creation-date>
    <dc:creator>Red HamsterX</dc:creator>
    <dc:date>2008-12-01T21:59:59</dc:date>
    <meta:editing-cycles>38</meta:editing-cycles>
    <meta:editing-duration>PT5H28M48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